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ParágrafodaLista" style:list-style-name="LFO1" style:family="paragraph"/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P6" style:parent-style-name="ParágrafodaLista" style:list-style-name="LFO2" style:family="paragraph"/>
    <style:style style:name="P7" style:parent-style-name="ParágrafodaLista" style:list-style-name="LFO2" style:family="paragraph"/>
    <style:style style:name="P8" style:parent-style-name="ParágrafodaLista" style:list-style-name="LFO2" style:family="paragraph">
      <style:text-properties fo:language="en" fo:country="US"/>
    </style:style>
    <style:style style:name="P9" style:parent-style-name="ParágrafodaLista" style:list-style-name="LFO2" style:family="paragraph"/>
    <style:style style:name="T10" style:parent-style-name="DefaultParagraphFont" style:family="text">
      <style:text-properties fo:language="en" fo:country="US"/>
    </style:style>
    <style:style style:name="T11" style:parent-style-name="Tipodeletrapredefinidodoparágrafo" style:family="text">
      <style:text-properties fo:font-size="10pt" style:font-size-asian="10pt" style:font-size-complex="10pt" fo:language="en" fo:country="US"/>
    </style:style>
    <style:style style:name="P12" style:parent-style-name="ParágrafodaLista" style:list-style-name="LFO2" style:family="paragraph"/>
    <style:style style:name="P13" style:parent-style-name="ParágrafodaLista" style:list-style-name="LFO2" style:family="paragraph"/>
    <style:style style:name="P14" style:parent-style-name="ParágrafodaLista" style:list-style-name="LFO2" style:family="paragraph"/>
    <style:style style:name="P15" style:parent-style-name="ParágrafodaLista" style:list-style-name="LFO1" style:family="paragraph"/>
    <style:style style:name="P16" style:parent-style-name="ParágrafodaLista" style:list-style-name="LFO3" style:family="paragraph"/>
    <style:style style:name="P17" style:parent-style-name="ParágrafodaLista" style:list-style-name="LFO3" style:family="paragraph"/>
    <style:style style:name="P18" style:parent-style-name="ParágrafodaLista" style:list-style-name="LFO3" style:family="paragraph"/>
    <style:style style:name="P19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wo-photon direct laser writing of ultracompact multi-lens objectives</text:p>
      <text:p text:style-name="P2"/>
      <text:list text:style-name="LFO1" text:continue-numbering="true">
        <text:list-item>
          <text:p text:style-name="P3">Motivation<text:s/>and Goal</text:p>
        </text:list-item>
      </text:list>
      <text:p text:style-name="Normal">O objetivo deste trabalho é a fabricação de micro-lentes e de arrays dos mesmos. Porque é que é importante esta fabricação e o seu uso?<text:s/><text:span text:style-name="T4">The<text:s/></text:span><text:span text:style-name="T5">microoptics technology is becoming increasingly importante in the development of optical sytems. For exemple, the recent improvements of CMOS image sensors would allow a further miniaturization.<text:s/></text:span>Daí que é mesmo necessário a fabricação destas ultracompact multi-lens objectives.</text:p>
      <text:p text:style-name="Normal">Estes dispositivos têm atualmente um grande uso devido ao facto de serem uma grande aplicação, não só em imaging sensors, mas também em vários sistemas tais como:</text:p>
      <text:list text:style-name="LFO2" text:continue-numbering="true">
        <text:list-item>
          <text:p text:style-name="P6">Optical interconnects</text:p>
        </text:list-item>
        <text:list-item>
          <text:p text:style-name="P7">Photodetectors</text:p>
        </text:list-item>
        <text:list-item>
          <text:p text:style-name="P8">Optoeletronic componentes in inegrated circuits chips</text:p>
        </text:list-item>
        <text:list-item>
          <text:p text:style-name="P9"><text:span text:style-name="T10">Miniature drones and robo</text:span><text:span text:style-name="T11">ts with autonomous vision</text:span></text:p>
        </text:list-item>
        <text:list-item>
          <text:p text:style-name="P12">New illumination systems</text:p>
        </text:list-item>
        <text:list-item>
          <text:p text:style-name="P13">Bio-medical applications<text:s/></text:p>
        </text:list-item>
        <text:list-item>
          <text:p text:style-name="P14">And so much more</text:p>
        </text:list-item>
      </text:list>
      <text:p text:style-name="Normal">Por exemplo, as aplicações destes dispositivos em endoscopias, tal como vemos na imagem, permitirão um exame ao paciente não invasivo e assim obter imagens do interior de um órgão ou de outra cavidade dentro do corpo do mesmo.<text:s/></text:p>
      <text:list text:style-name="LFO1" text:continue-numbering="true">
        <text:list-item>
          <text:p text:style-name="P15">Other fabrications methods</text:p>
        </text:list-item>
      </text:list>
      <text:p text:style-name="Normal">Neste slide, o que temos são outros métodos de fabricação que já existem. Ter em atenção que estes são apenas alguns exemplos e em nada tem haver com o meu artigo, apenas foram colocados para se entender que efetivamente o objetivo dos autores era criar um método de fabricação que não tivesse os mesmos problemas que os anteriores.</text:p>
      <text:p text:style-name="Normal">Até agora, multi-lens optics, que têm o<text:s/>que podemos considerar boas performances, mas têm vários problemas tais como: -&gt; ler problemas</text:p>
      <text:list text:style-name="LFO3" text:continue-numbering="true">
        <text:list-item>
          <text:p text:style-name="P16">Existe uma limitação de tamanho, estrutura e dimensões associadas a estes métodos;</text:p>
        </text:list-item>
        <text:list-item>
          <text:p text:style-name="P17">Ler outros</text:p>
        </text:list-item>
        <text:list-item>
          <text:p text:style-name="P18">Como também a complexidade e o investimento necessário para os fazer</text:p>
        </text:list-item>
      </text:list>
      <text:p text:style-name="Normal">Estes são esquemas de dois métodos de fabricação dados no slide anterior.</text:p>
      <text:p text:style-name="Normal">Portanto, o que foi mostrado neste trabalho foi basicamente a interface entre micro and nano optics e também representa a paradigm Shift for micro-optics.</text:p>
      <text:p text:style-name="P1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atriz Sousa Demétrio</meta:initial-creator>
    <dc:creator>Beatriz Sousa Demétrio</dc:creator>
    <meta:creation-date>2022-12-10T17:08:00Z</meta:creation-date>
    <dc:date>2022-12-10T17:33:00Z</dc:date>
    <meta:template xlink:href="Normal" xlink:type="simple"/>
    <meta:editing-cycles>3</meta:editing-cycles>
    <meta:editing-duration>PT480S</meta:editing-duration>
    <meta:document-statistic meta:page-count="1" meta:paragraph-count="3" meta:word-count="312" meta:character-count="1996" meta:row-count="14" meta:non-whitespace-character-count="1687"/>
  </office:meta>
</office:document-meta>
</file>